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3.308cm" fo:margin-left="-1.207cm" style:page-number="auto" table:align="left"/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6.638cm"/>
    </style:style>
    <style:style style:name="Table1.D" style:family="table-column">
      <style:table-column-properties style:column-width="4.378cm"/>
    </style:style>
    <style:style style:name="Table1.E" style:family="table-column">
      <style:table-column-properties style:column-width="0.169cm"/>
    </style:style>
    <style:style style:name="Table1.F" style:family="table-column">
      <style:table-column-properties style:column-width="1.827cm"/>
    </style:style>
    <style:style style:name="Table1.G" style:family="table-column">
      <style:table-column-properties style:column-width="1.49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6" style:family="paragraph" style:parent-style-name="Table_20_Contents">
      <style:paragraph-properties>
        <style:tab-stops>
          <style:tab-stop style:position="0.385cm"/>
        </style:tab-stops>
      </style:paragraph-properties>
      <style:text-properties fo:color="#000000"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>
        <style:tab-stops>
          <style:tab-stop style:position="0.385cm"/>
        </style:tab-stops>
      </style:paragraph-properties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P14" style:family="paragraph" style:parent-style-name="Table_20_Contents"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8"/>
            </table:table-cell>
            <table:covered-table-cell/>
            <table:covered-table-cell/>
            <table:table-cell table:style-name="Table1.A1" table:number-columns-spanned="3" office:value-type="string">
              <text:p text:style-name="P5"/>
              <text:p text:style-name="P5"><text:placeholder text:placeholder-type="text">&lt;get_invoice_info(o.id)['vvt_number']&gt;</text:placeholder> <text:s/>/ <text:s/><text:placeholder text:placeholder-type="text">&lt;get_invoice_info(o.id)['to_char']&gt;</text:placeholder></text:p>
              <text:p text:style-name="P9"/>
            </table:table-cell>
            <table:covered-table-cell/>
            <table:covered-table-cell/>
            <table:table-cell table:style-name="Table1.A1" table:number-columns-spanned="2" office:value-type="string">
              <text:p text:style-name="P8"/>
            </table:table-cell>
            <table:covered-table-cell/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5" office:value-type="string">
              <text:p text:style-name="P9"><text:s text:c="2"/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5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4"/>
            <text:p text:style-name="P6"><text:s text:c="5"/><text:placeholder text:placeholder-type="text">&lt;o.partner_id and o.partner_id.name or ''&gt;</text:placeholder></text:p>
            <text:p text:style-name="P10"><text:span text:style-name="T1"><text:s text:c="5"/></text:span><text:span text:style-name="T1"><text:placeholder text:placeholder-type="text">&lt;o.partner_id and o.partner_id.street2 or ''&gt;</text:placeholder></text:span></text:p>
            <text:p text:style-name="P6"><text:s text:c="5"/><text:placeholder text:placeholder-type="text">&lt;o.partner_id and o.partner_id.street or ''&gt;</text:placeholder></text:p>
            <text:p text:style-name="P6"><text:s text:c="5"/><text:placeholder text:placeholder-type="text">&lt;get_s3_city_zip(o.partner_id)&gt;</text:placeholder></text:p>
            <text:p text:style-name="P6"><text:s text:c="5"/><text:placeholder text:placeholder-type="text">&lt;get_state_country(o.partner_id)&gt;</text:placeholder></text:p>
            <text:p text:style-name="P4"/>
          </table:table-cell>
          <table:covered-table-cell/>
          <table:covered-table-cell/>
          <table:table-cell table:style-name="Table1.A1" table:number-columns-spanned="5" office:value-type="string">
            <text:p text:style-name="P9"/>
            <text:p text:style-name="P5"><text:placeholder text:placeholder-type="text">&lt;(o.cons_loca and o.cons_loca.name or '').upper()&gt;</text:placeholder></text:p>
            <text:p text:style-name="P5"><text:placeholder text:placeholder-type="text">&lt;(o.cons_loca and o.cons_loca.street or '').upper()&gt;</text:placeholder></text:p>
            <text:p text:style-name="P5"><text:placeholder text:placeholder-type="text">&lt;o.cons_loca and o.cons_loca.street2 or ''&gt;</text:placeholder></text:p>
            <text:p text:style-name="P5"><text:placeholder text:placeholder-type="text">&lt;get_s3(o.cons_loca)&gt;</text:placeholder> <text:placeholder text:placeholder-type="text">&lt;(o.cons_loca and o.cons_loca.state_id.name or '').upper()&gt;</text:placeholder> <text:s text:c="3"/><text:placeholder text:placeholder-type="text">&lt;(o.cons_loca and o.cons_loca.zip or '').upper()&gt;</text:placeholder></text:p>
            <text:p text:style-name="P5"><text:placeholder text:placeholder-type="text">&lt;(o.cons_loca and o.cons_loca.country_id.name or '').upper() or ''&gt;</text:placeholder></text:p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5"/>
            <text:p text:style-name="P5"><text:placeholder text:placeholder-type="text">&lt;get_invoice_info(o.id)['vessel_flight_no'] or ''&gt;</text:placeholder></text:p>
          </table:table-cell>
          <table:covered-table-cell/>
          <table:table-cell table:style-name="Table1.A1" office:value-type="string">
            <text:p text:style-name="P8"><text:s text:c="9"/></text:p>
            <text:p text:style-name="P8"><text:span text:style-name="T3"><text:s text:c="13"/></text:span><text:span text:style-name="T4">TUTICORIN INDIA</text:span></text:p>
          </table:table-cell>
          <table:table-cell table:style-name="Table1.A1" office:value-type="string">
            <text:p text:style-name="P9"/>
          </table:table-cell>
          <table:table-cell table:style-name="Table1.A1" table:number-columns-spanned="4" office:value-type="string">
            <text:p text:style-name="P7"/>
            <text:p text:style-name="P7"><text:placeholder text:placeholder-type="text">&lt;get_invoice_info(o.id)['country_dest'] or ''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office:value-type="string">
            <text:p text:style-name="P11"/>
          </table:table-cell>
          <table:table-cell table:style-name="Table1.A1" table:number-rows-spanned="2" table:number-columns-spanned="5" office:value-type="string">
            <text:p text:style-name="P8"><text:s text:c="42"/></text:p>
            <text:p text:style-name="P8"><text:s text:c="13"/><text:placeholder text:placeholder-type="text">&lt;o.sale_id.incoterms_id.code or ''&gt;</text:placeholder> <text:s/><text:span text:style-name="T1"><text:placeholder text:placeholder-type="text">&lt;get_invoice_info(o.id)['tod_place'] or ''&gt;</text:placeholder></text:span><text:span text:style-name="T1"> </text:span><text:span text:style-name="T1"><text:placeholder text:placeholder-type="text">&lt;get_invoice_info(o.id)['payment_term'] or ''&gt;</text:placeholder></text:span></text:p>
            <text:p text:style-name="P11"><text:span text:style-name="T1"><text:s text:c="4"/></text:span><text:span text:style-name="T1"><text:placeholder text:placeholder-type="text">&lt;get_invoice_info(o.id)['lc_no'] or ''&gt;</text:placeholder></text:span></text:p>
            <text:p text:style-name="P7"><text:s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5"><text:placeholder text:placeholder-type="text">&lt;get_invoice_info(o.id)['port_of_discharge_id'] or ''&gt;</text:placeholder></text:p>
          </table:table-cell>
          <table:covered-table-cell/>
          <table:table-cell table:style-name="Table1.A1" office:value-type="string">
            <text:p text:style-name="P9"><text:span text:style-name="T1"><text:placeholder text:placeholder-type="text">&lt;get_invoice_info(o.id)['final_desti'] or ''&gt;</text:placeholder></text:span> 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3" office:value-type="string">
            <text:p text:style-name="P11"/>
          </table:table-cell>
          <table:covered-table-cell/>
          <table:covered-table-cell/>
          <table:table-cell table:style-name="Table1.A1" table:number-columns-spanned="2" office:value-type="string">
            <text:p text:style-name="P11"/>
            <text:p text:style-name="P1"/>
            <text:p text:style-name="P1"/>
            <text:p text:style-name="P1"/>
          </table:table-cell>
          <table:covered-table-cell/>
          <table:table-cell table:style-name="Table1.A1" office:value-type="string">
            <text:p text:style-name="P11"/>
          </table:table-cell>
        </table:table-row>
        <table:table-row>
          <table:table-cell table:style-name="Table1.A1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7"><text:placeholder text:placeholder-type="text">&lt;get_invoice_info(o.id)['mark_container_no']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bag_detail or '').upper()&gt;</text:placeholder></text:span></text:p>
            <text:p text:style-name="P11"/>
          </table:table-cell>
          <table:table-cell table:style-name="Table1.A1" table:number-columns-spanned="3" office:value-type="string">
            <text:p text:style-name="P5"><text:placeholder text:placeholder-type="text">&lt;get_invoice_info(o.id)['disc_goods'] or ''&gt;</text:placeholder></text:p>
            <text:p text:style-name="P9"/>
            <text:p text:style-name="P9"/>
            <text:p text:style-name="P9"/>
            <text:p text:style-name="P9"/>
            <text:p text:style-name="P9"/>
            <text:p text:style-name="P5"><text:s text:c="17"/>Gross Weight <text:s text:c="3"/><text:placeholder text:placeholder-type="text">&lt;get_invoice_info(o.id)['gross_weight'] or ''&gt;</text:placeholder> KGS</text:p>
            <text:p text:style-name="P5"><text:s text:c="17"/>Net Weight <text:s text:c="7"/><text:placeholder text:placeholder-type="text">&lt;get_invoice_line_info(o.id)['qty'] or ''&gt;</text:placeholder> KGS</text:p>
          </table:table-cell>
          <table:covered-table-cell/>
          <table:covered-table-cell/>
          <table:table-cell table:style-name="Table1.A1" table:number-columns-spanned="2" office:value-type="string">
            <text:p text:style-name="P7"><text:placeholder text:placeholder-type="text">&lt;get_invoice_line_info(o.id)['qty'] or ''&gt;</text:placeholder> KGS</text:p>
            <text:p text:style-name="P2"/>
            <text:p text:style-name="P1"/>
            <text:p text:style-name="P1"/>
            <text:p text:style-name="P1"/>
            <text:p text:style-name="P1"/>
          </table:table-cell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B10">
            <text:p text:style-name="P3"/>
          </table:table-cell>
          <table:table-cell table:style-name="Table1.G11" table:number-columns-spanned="2">
            <text:p text:style-name="P3"/>
          </table:table-cell>
          <table:covered-table-cell/>
        </table:table-row>
        <table:table-row>
          <table:table-cell table:style-name="Table1.A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8"/>
            <text:p text:style-name="P9"><text:s text:c="5"/></text:p>
            <text:p text:style-name="P9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covered-table-cell/>
          <table:table-cell table:style-name="Table1.G11" office:value-type="float" office:value="0">
            <text:p text:style-name="P11"/>
            <text:p text:style-name="P12"/>
          </table:table-cell>
          <table:table-cell table:style-name="Table1.G11" table:number-columns-spanned="2" office:value-type="float" office:value="0">
            <text:p text:style-name="P12"><text:line-break/></text:p>
          </table:table-cell>
          <table:covered-table-cell/>
        </table:table-row>
        <table:table-row table:style-name="Table1.14">
          <table:table-cell table:style-name="Table1.A1" table:number-columns-spanned="8" office:value-type="string">
            <text:p text:style-name="P9"/>
            <text:p text:style-name="P9"><text:s text:c="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8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6-25T16:54:11</dc:date>
    <meta:editing-duration>PT19H5M18S</meta:editing-duration>
    <meta:editing-cycles>424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2" meta:word-count="104" meta:character-count="1560" meta:non-whitespace-character-count="1200"/>
  </office:meta>
</office:document-meta>
</file>